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4.2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65cm" fo:min-width="4.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65cm" fo:min-width="3.9cm"/>
    </style:style>
    <style:style style:name="gr5" style:family="graphic" style:parent-style-name="measure" style:list-style-name="L1">
      <style:graphic-properties draw:textarea-vertical-align="middle" draw:line-distance="0.4cm" draw:placing="below"/>
    </style:style>
    <style:style style:name="gr6" style:family="graphic" style:parent-style-name="measure" style:list-style-name="L1">
      <style:graphic-properties draw:textarea-vertical-align="middle" draw:line-distance="0.4cm" draw:placing="below"/>
    </style:style>
    <style:style style:name="gr7" style:family="graphic" style:parent-style-name="measure" style:list-style-name="L1">
      <style:graphic-properties draw:textarea-vertical-align="middle" draw:line-distance="0.2cm" draw:placing="above"/>
    </style:style>
    <style:style style:name="gr8" style:family="graphic" style:parent-style-name="measure" style:list-style-name="L2">
      <style:graphic-properties draw:stroke="none" draw:fill="none" fo:min-height="0.47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3.286cm" fo:min-width="3.03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074cm" fo:min-width="2.824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862cm" fo:min-width="2.6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74cm"/>
    </style:style>
    <style:style style:name="gr13" style:family="graphic" style:parent-style-name="standard">
      <style:graphic-properties svg:stroke-color="#33ff99" draw:fill="none" draw:textarea-horizontal-align="justify" draw:textarea-vertical-align="middle" draw:auto-grow-height="false" fo:min-height="6.25cm" fo:min-width="4.5cm"/>
    </style:style>
    <style:style style:name="gr14" style:family="graphic" style:parent-style-name="standard">
      <style:graphic-properties svg:stroke-color="#33ff99" draw:fill="none" draw:textarea-horizontal-align="justify" draw:textarea-vertical-align="middle" draw:auto-grow-height="false" fo:min-height="6.25cm" fo:min-width="4.2cm"/>
    </style:style>
    <style:style style:name="gr15" style:family="graphic" style:parent-style-name="measure" style:list-style-name="L1">
      <style:graphic-properties svg:stroke-color="#000000" draw:textarea-vertical-align="middle" draw:line-distance="0.4cm" draw:placing="below"/>
    </style:style>
    <style:style style:name="gr16" style:family="graphic" style:parent-style-name="standard">
      <style:graphic-properties svg:stroke-color="#33ff99" draw:fill="none" draw:textarea-horizontal-align="justify" draw:textarea-vertical-align="middle" draw:auto-grow-height="false" fo:min-height="1.55cm" fo:min-width="4.2cm"/>
    </style:style>
    <style:style style:name="gr17" style:family="graphic" style:parent-style-name="standard">
      <style:graphic-properties svg:stroke-color="#33ff99" draw:fill="none" draw:textarea-horizontal-align="justify" draw:textarea-vertical-align="middle" draw:auto-grow-height="false" fo:min-height="1.55cm" fo:min-width="3.9cm"/>
    </style:style>
    <style:style style:name="gr18" style:family="graphic" style:parent-style-name="measure" style:list-style-name="L1">
      <style:graphic-properties svg:stroke-color="#000000" draw:textarea-vertical-align="middle" draw:line-distance="0.4cm" draw:placing="below"/>
    </style:style>
    <style:style style:name="gr19" style:family="graphic" style:parent-style-name="measure" style:list-style-name="L1">
      <style:graphic-properties svg:stroke-color="#000000" draw:textarea-vertical-align="middle" draw:line-distance="0.4cm" draw:placing="below"/>
    </style:style>
    <style:style style:name="gr20" style:family="graphic" style:parent-style-name="standard">
      <style:graphic-properties svg:stroke-color="#33ff99" draw:fill="none" draw:textarea-horizontal-align="justify" draw:textarea-vertical-align="middle" draw:auto-grow-height="false" fo:min-height="3.286cm" fo:min-width="3.036cm"/>
    </style:style>
    <style:style style:name="gr21" style:family="graphic" style:parent-style-name="standard">
      <style:graphic-properties svg:stroke-color="#33ff99" draw:fill="none" draw:textarea-horizontal-align="justify" draw:textarea-vertical-align="middle" draw:auto-grow-height="false" fo:min-height="3.074cm" fo:min-width="2.824cm"/>
    </style:style>
    <style:style style:name="gr22" style:family="graphic" style:parent-style-name="standard">
      <style:graphic-properties svg:stroke-color="#33ff99" draw:fill="none" draw:textarea-horizontal-align="justify" draw:textarea-vertical-align="middle" draw:auto-grow-height="false" fo:min-height="2.862cm" fo:min-width="2.612cm"/>
    </style:style>
    <style:style style:name="gr23" style:family="graphic" style:parent-style-name="standard">
      <style:graphic-properties draw:stroke="none" svg:stroke-color="#33ff99" draw:fill="none" draw:fill-color="#ffffff" draw:textarea-horizontal-align="left" draw:auto-grow-height="true" draw:auto-grow-width="true" fo:min-height="0.636cm" fo:min-width="4.333cm"/>
    </style:style>
    <style:style style:name="gr24" style:family="graphic" style:parent-style-name="standard">
      <style:graphic-properties svg:stroke-color="#ff00cc" draw:fill="none" draw:textarea-horizontal-align="justify" draw:textarea-vertical-align="middle" draw:auto-grow-height="false" fo:min-height="0cm" fo:min-width="4.5cm"/>
    </style:style>
    <style:style style:name="gr25" style:family="graphic" style:parent-style-name="standard">
      <style:graphic-properties svg:stroke-color="#ff00cc" draw:fill="none" draw:textarea-horizontal-align="justify" draw:textarea-vertical-align="middle" draw:auto-grow-height="false" fo:min-height="0cm" fo:min-width="2.3cm"/>
    </style:style>
    <style:style style:name="gr26" style:family="graphic" style:parent-style-name="measure" style:list-style-name="L1">
      <style:graphic-properties svg:stroke-color="#000000" draw:textarea-vertical-align="middle" draw:line-distance="0.4cm" draw:placing="below"/>
    </style:style>
    <style:style style:name="gr27" style:family="graphic" style:parent-style-name="measure" style:list-style-name="L1">
      <style:graphic-properties svg:stroke-color="#000000" draw:textarea-vertical-align="middle" draw:line-distance="0.271cm" draw:placing="below"/>
    </style:style>
    <style:style style:name="gr28" style:family="graphic" style:parent-style-name="standard">
      <style:graphic-properties svg:stroke-color="#ff00cc" draw:fill="none" draw:textarea-horizontal-align="justify" draw:textarea-vertical-align="middle" draw:auto-grow-height="false" fo:min-height="0cm" fo:min-width="2.7cm"/>
    </style:style>
    <style:style style:name="gr29" style:family="graphic" style:parent-style-name="measure" style:list-style-name="L1">
      <style:graphic-properties svg:stroke-color="#000000" draw:textarea-vertical-align="middle" draw:line-distance="0.271cm" draw:placing="below"/>
    </style:style>
    <style:style style:name="gr30" style:family="graphic" style:parent-style-name="standard">
      <style:graphic-properties svg:stroke-color="#ff00cc" draw:fill="none" draw:textarea-horizontal-align="justify" draw:textarea-vertical-align="middle" draw:auto-grow-height="false" fo:min-height="3.286cm" fo:min-width="3.036cm"/>
    </style:style>
    <style:style style:name="gr31" style:family="graphic" style:parent-style-name="standard">
      <style:graphic-properties svg:stroke-color="#ff00cc" draw:fill="none" draw:textarea-horizontal-align="justify" draw:textarea-vertical-align="middle" draw:auto-grow-height="false" fo:min-height="1.73cm" fo:min-width="1.48cm"/>
    </style:style>
    <style:style style:name="gr32" style:family="graphic" style:parent-style-name="standard">
      <style:graphic-properties svg:stroke-color="#ff00cc" draw:fill="none" draw:textarea-horizontal-align="justify" draw:textarea-vertical-align="middle" draw:auto-grow-height="false" fo:min-height="2.014cm" fo:min-width="1.764cm"/>
    </style:style>
    <style:style style:name="gr33" style:family="graphic" style:parent-style-name="standard">
      <style:graphic-properties draw:stroke="none" svg:stroke-color="#ff00cc" draw:fill="none" draw:fill-color="#ffffff" draw:textarea-horizontal-align="left" draw:auto-grow-height="true" draw:auto-grow-width="true" fo:min-height="0.636cm" fo:min-width="2.919cm"/>
    </style:style>
    <style:style style:name="gr34" style:family="graphic" style:parent-style-name="standard">
      <style:graphic-properties draw:stroke="none" svg:stroke-color="#ff00cc" draw:fill="none" draw:fill-color="#ffffff" draw:textarea-horizontal-align="left" draw:auto-grow-height="true" draw:auto-grow-width="false" fo:min-height="0.636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measure" style:list-style-name="L2">
      <style:graphic-properties draw:stroke="none" draw:fill="none" fo:min-height="0.476cm"/>
    </style:style>
    <style:style style:name="gr37" style:family="graphic" style:parent-style-name="standard">
      <style:graphic-properties draw:stroke="dash" draw:stroke-dash="Fine_20_Dashed" svg:stroke-color="#ff33ff" draw:fill="none" draw:textarea-horizontal-align="justify" draw:textarea-vertical-align="middle" draw:auto-grow-height="false" fo:min-height="0cm" fo:min-width="2.7cm"/>
    </style:style>
    <style:style style:name="gr38" style:family="graphic" style:parent-style-name="standard">
      <style:graphic-properties svg:stroke-color="#ff33ff" draw:fill="none" draw:textarea-horizontal-align="justify" draw:textarea-vertical-align="middle" draw:auto-grow-height="false" fo:min-height="0cm" fo:min-width="0.4cm"/>
    </style:style>
    <style:style style:name="gr39" style:family="graphic" style:parent-style-name="standard">
      <style:graphic-properties svg:stroke-color="#ff33ff" draw:fill="none" draw:textarea-horizontal-align="justify" draw:textarea-vertical-align="middle" draw:auto-grow-height="false" fo:min-height="0cm" fo:min-width="0.6cm"/>
    </style:style>
    <style:style style:name="gr40" style:family="graphic" style:parent-style-name="standard">
      <style:graphic-properties draw:stroke="dash" draw:stroke-dash="Fine_20_Dashed" svg:stroke-color="#ff33ff" draw:fill="none" draw:textarea-horizontal-align="justify" draw:textarea-vertical-align="middle" draw:auto-grow-height="false" fo:min-height="0cm" fo:min-width="2.3cm"/>
    </style:style>
    <style:style style:name="gr41" style:family="graphic" style:parent-style-name="standard">
      <style:graphic-properties svg:stroke-color="#ff33ff" draw:fill="solid" draw:fill-color="#e6e6ff" draw:textarea-horizontal-align="justify" draw:textarea-vertical-align="middle" draw:auto-grow-height="false" fo:min-height="0cm" fo:min-width="1.658cm"/>
    </style:style>
    <style:style style:name="gr4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cm" draw:marker-start-width="0.2cm" draw:marker-end="Short_20_line_20_Arrow" draw:marker-end-width="0.3cm" draw:fill="none" draw:textarea-vertical-align="middle" fo:padding-top="0.125cm" fo:padding-bottom="0.125cm" fo:padding-left="0.25cm" fo:padding-right="0.25cm"/>
    </style:style>
    <style:style style:name="gr45" style:family="graphic" style:parent-style-name="objectwithoutfill">
      <style:graphic-properties svg:stroke-width="0cm" svg:stroke-color="#ff0000" draw:marker-start-width="0.2cm" draw:marker-end="Short_20_line_20_Arrow" draw:marker-end-width="0.3cm" draw:fill="none" draw:textarea-vertical-align="middle" fo:padding-top="0.125cm" fo:padding-bottom="0.125cm" fo:padding-left="0.25cm" fo:padding-right="0.25cm"/>
    </style:style>
    <style:style style:name="gr46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.636cm" fo:min-width="2.974cm"/>
    </style:style>
    <style:style style:name="gr47" style:family="graphic" style:parent-style-name="measure" style:list-style-name="L1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ＭＳ Ｐゴシック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color="#ff0000"/>
    </style:style>
    <style:style style:name="P7" style:family="paragraph">
      <style:text-properties fo:color="#ff00c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ＭＳ Ｐゴシック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/>
    </style:style>
    <style:style style:name="T5" style:family="text">
      <style:text-properties fo:color="#ff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custom-shape draw:style-name="gr1" draw:text-style-name="P1" draw:layer="layout" svg:width="5cm" svg:height="2cm" svg:x="4cm" svg:y="2.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7cm" svg:height="2cm" svg:x="4.15cm" svg:y="2.6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7cm" svg:height="3.9cm" svg:x="4.15cm" svg:y="4.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4.4cm" svg:height="3.9cm" svg:x="4.3cm" svg:y="4.1cm">
              <text:p/>
              <draw:enhanced-geometry svg:viewBox="0 0 21600 21600" draw:type="rectangle" draw:enhanced-path="M 0 0 L 21600 0 21600 21600 0 21600 0 0 Z N"/>
            </draw:custom-shape>
          </draw:g>
          <draw:measure draw:style-name="gr5" draw:text-style-name="P2" draw:layer="measurelines" svg:x1="3.483cm" svg:y1="2.6cm" svg:x2="3.483cm" svg:y2="4.6cm">
            <text:p text:style-name="P2"><text:span text:style-name="T1"><text:measure text:kind="gap"/></text:span><text:span text:style-name="T1"><text:measure text:kind="value">2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6" draw:text-style-name="P2" draw:layer="measurelines" svg:x1="3.483cm" svg:y1="4.6cm" svg:x2="3.483cm" svg:y2="8cm">
            <text:p text:style-name="P2"><text:span text:style-name="T1"><text:measure text:kind="gap"/></text:span><text:span text:style-name="T1"><text:measure text:kind="value">3.4</text:measure></text:span><text:span text:style-name="T1"> </text:span><text:span text:style-name="T1"><text:measure text:kind="unit">cm</text:measure></text:span><text:span text:style-name="T1"><text:measure text:kind="gap"/></text:span></text:p>
          </draw:measure>
          <draw:measure draw:style-name="gr7" draw:text-style-name="P3" draw:layer="measurelines" svg:x1="9.5cm" svg:y1="4.1cm" svg:x2="9.5cm" svg:y2="4.6cm">
            <text:p text:style-name="P3"><text:span text:style-name="T2">任意</text:span></text:p>
          </draw:measure>
          <draw:frame draw:style-name="gr8" draw:text-style-name="P4" draw:layer="measurelines" svg:width="0.502cm" svg:height="1.098cm" svg:x="8.031cm" svg:y="2.486cm">
            <draw:text-box>
              <text:p/>
            </draw:text-box>
          </draw:frame>
          <draw:g>
            <draw:custom-shape draw:style-name="gr9" draw:text-style-name="P1" draw:layer="measurelines" svg:width="5cm" svg:height="5cm" svg:x="4.001cm" svg:y="8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measurelines" svg:width="4.7cm" svg:height="4.7cm" svg:x="4.151cm" svg:y="8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measurelines" svg:width="4.4cm" svg:height="4.4cm" svg:x="4.301cm" svg:y="8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2" draw:layer="measurelines" svg:width="3.474cm" svg:height="0.886cm" svg:x="4.8cm" svg:y="1.514cm">
            <draw:text-box>
              <text:p>レンズ部筒</text:p>
            </draw:text-box>
          </draw:frame>
        </draw:g>
        <draw:g>
          <draw:g>
            <draw:g>
              <draw:g>
                <draw:custom-shape draw:style-name="gr13" draw:text-style-name="P1" draw:layer="layout" svg:width="5cm" svg:height="6.5cm" svg:x="3.967cm" svg:y="15.98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4" draw:text-style-name="P1" draw:layer="layout" svg:width="4.7cm" svg:height="6.5cm" svg:x="4.117cm" svg:y="15.986cm">
                  <text:p/>
                  <draw:enhanced-geometry svg:viewBox="0 0 21600 21600" draw:type="rectangle" draw:enhanced-path="M 0 0 L 21600 0 21600 21600 0 21600 0 0 Z N"/>
                </draw:custom-shape>
              </draw:g>
              <draw:measure draw:style-name="gr15" draw:text-style-name="P2" draw:layer="measurelines" svg:x1="3.567cm" svg:y1="15.986cm" svg:x2="3.567cm" svg:y2="22.486cm">
                <text:p text:style-name="P2"><text:span text:style-name="T1"><text:measure text:kind="gap"/></text:span><text:span text:style-name="T1"><text:measure text:kind="value">6.5</text:measure></text:span><text:span text:style-name="T1"> </text:span><text:span text:style-name="T1"><text:measure text:kind="unit">cm</text:measure></text:span><text:span text:style-name="T1"><text:measure text:kind="gap"/></text:span></text:p>
              </draw:measure>
              <draw:g>
                <draw:custom-shape draw:style-name="gr16" draw:text-style-name="P1" draw:layer="measurelines" svg:width="4.7cm" svg:height="1.8cm" svg:x="4.117cm" svg:y="19.38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" draw:text-style-name="P1" draw:layer="measurelines" svg:width="4.4cm" svg:height="1.8cm" svg:x="4.267cm" svg:y="19.386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measure draw:style-name="gr18" draw:text-style-name="P2" draw:layer="measurelines" svg:x1="10cm" svg:y1="15.986cm" svg:x2="10cm" svg:y2="19.386cm">
              <text:p text:style-name="P2"><text:span text:style-name="T1"><text:measure text:kind="gap"/></text:span><text:span text:style-name="T1"><text:measure text:kind="value">3.4</text:measure></text:span><text:span text:style-name="T1"> </text:span><text:span text:style-name="T1"><text:measure text:kind="unit">cm</text:measure></text:span><text:span text:style-name="T1"><text:measure text:kind="gap"/></text:span></text:p>
            </draw:measure>
            <draw:measure draw:style-name="gr19" draw:text-style-name="P2" draw:layer="measurelines" svg:x1="10cm" svg:y1="19.386cm" svg:x2="10cm" svg:y2="21.186cm">
              <text:p text:style-name="P2"><text:span text:style-name="T1"><text:measure text:kind="gap"/></text:span><text:span text:style-name="T1"><text:measure text:kind="value">1.8</text:measure></text:span><text:span text:style-name="T1"> </text:span><text:span text:style-name="T1"><text:measure text:kind="unit">cm</text:measure></text:span><text:span text:style-name="T1"><text:measure text:kind="gap"/></text:span></text:p>
            </draw:measure>
          </draw:g>
          <draw:g>
            <draw:custom-shape draw:style-name="gr20" draw:text-style-name="P1" draw:layer="measurelines" svg:width="5cm" svg:height="5cm" svg:x="3.967cm" svg:y="23.0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" draw:layer="measurelines" svg:width="4.7cm" svg:height="4.7cm" svg:x="4.117cm" svg:y="23.2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1" draw:layer="measurelines" svg:width="4.4cm" svg:height="4.4cm" svg:x="4.267cm" svg:y="23.3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3" draw:layer="measurelines" svg:width="4.833cm" svg:height="0.886cm" svg:x="4.167cm" svg:y="14.9cm">
            <draw:text-box>
              <text:p>バックライト部筒</text:p>
            </draw:text-box>
          </draw:frame>
        </draw:g>
        <draw:g>
          <draw:g>
            <draw:g>
              <draw:custom-shape draw:style-name="gr24" draw:text-style-name="P1" draw:layer="measurelines" svg:width="5cm" svg:height="0.16cm" svg:x="12.1cm" svg:y="3.486cm">
                <text:p/>
                <draw:enhanced-geometry svg:viewBox="0 0 21600 21600" draw:type="rectangle" draw:enhanced-path="M 0 0 L 21600 0 21600 21600 0 21600 0 0 Z N"/>
              </draw:custom-shape>
              <draw:custom-shape draw:style-name="gr25" draw:text-style-name="P1" draw:layer="measurelines" svg:width="2.8cm" svg:height="0.16cm" svg:x="13.2cm" svg:y="3.486cm">
                <text:p/>
                <draw:enhanced-geometry svg:viewBox="0 0 21600 21600" draw:type="rectangle" draw:enhanced-path="M 0 0 L 21600 0 21600 21600 0 21600 0 0 Z N"/>
              </draw:custom-shape>
            </draw:g>
            <draw:measure draw:style-name="gr26" draw:text-style-name="P2" draw:layer="measurelines" svg:x1="17.1cm" svg:y1="3.386cm" svg:x2="12.1cm" svg:y2="3.386cm">
              <text:p text:style-name="P2"><text:span text:style-name="T1"><text:measure text:kind="gap"/></text:span><text:span text:style-name="T1"><text:measure text:kind="value">5</text:measure></text:span><text:span text:style-name="T1"> </text:span><text:span text:style-name="T1"><text:measure text:kind="unit">cm</text:measure></text:span><text:span text:style-name="T1"><text:measure text:kind="gap"/></text:span></text:p>
            </draw:measure>
            <draw:measure draw:style-name="gr27" draw:text-style-name="P2" draw:layer="measurelines" svg:x1="15.998cm" svg:y1="4.558cm" svg:x2="13.202cm" svg:y2="4.557cm">
              <text:p text:style-name="P2"><text:span text:style-name="T1"><text:measure text:kind="gap"/></text:span><text:span text:style-name="T1"><text:measure text:kind="value">2.8</text:measure></text:span><text:span text:style-name="T1"> </text:span><text:span text:style-name="T1"><text:measure text:kind="unit">cm</text:measure></text:span><text:span text:style-name="T1"><text:measure text:kind="gap"/></text:span></text:p>
            </draw:measure>
            <draw:g>
              <draw:g>
                <draw:custom-shape draw:style-name="gr28" draw:text-style-name="P1" draw:layer="measurelines" svg:width="3.2cm" svg:height="0.16cm" svg:x="13cm" svg:y="4.986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4" draw:text-style-name="P1" draw:layer="measurelines" svg:width="5cm" svg:height="0.16cm" svg:x="12.1cm" svg:y="4.986cm">
                  <text:p/>
                  <draw:enhanced-geometry svg:viewBox="0 0 21600 21600" draw:type="rectangle" draw:enhanced-path="M 0 0 L 21600 0 21600 21600 0 21600 0 0 Z N"/>
                </draw:custom-shape>
              </draw:g>
              <draw:measure draw:style-name="gr29" draw:text-style-name="P2" draw:layer="measurelines" svg:x1="16.2cm" svg:y1="6.022cm" svg:x2="13cm" svg:y2="6.021cm">
                <text:p text:style-name="P2"><text:span text:style-name="T1"><text:measure text:kind="gap"/></text:span><text:span text:style-name="T1"><text:measure text:kind="value">3.2</text:measure></text:span><text:span text:style-name="T1"> </text:span><text:span text:style-name="T1"><text:measure text:kind="unit">cm</text:measure></text:span><text:span text:style-name="T1"><text:measure text:kind="gap"/></text:span></text:p>
              </draw:measure>
            </draw:g>
            <draw:g>
              <draw:custom-shape draw:style-name="gr30" draw:text-style-name="P1" draw:layer="measurelines" svg:width="5cm" svg:height="5cm" svg:x="12.1cm" svg:y="6.18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1" draw:layer="measurelines" svg:width="2.8cm" svg:height="2.8cm" svg:x="13.2cm" svg:y="7.28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0" draw:text-style-name="P1" draw:layer="measurelines" svg:width="5cm" svg:height="5cm" svg:x="12.1cm" svg:y="11.38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2" draw:text-style-name="P1" draw:layer="measurelines" svg:width="3.2cm" svg:height="3.2cm" svg:x="13cm" svg:y="12.28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33" draw:layer="measurelines" svg:width="3.419cm" svg:height="0.886cm" svg:x="12.901cm" svg:y="1.5cm">
            <draw:text-box>
              <text:p>レンズセル</text:p>
            </draw:text-box>
          </draw:frame>
          <draw:frame draw:style-name="gr34" draw:layer="measurelines" svg:width="1.573cm" svg:height="0.886cm" svg:x="17.2cm" svg:y="3.1cm">
            <draw:text-box>
              <text:p>２枚</text:p>
            </draw:text-box>
          </draw:frame>
          <draw:frame draw:style-name="gr35" draw:text-style-name="P5" draw:layer="layout" svg:width="5.565cm" svg:height="0.725cm" svg:x="1cm" svg:y="28.7cm">
            <draw:text-box>
              <text:p><text:span text:style-name="T3">Designed by Satoru Takagi</text:span></text:p>
            </draw:text-box>
          </draw:frame>
        </draw:g>
        <draw:g>
          <draw:g>
            <draw:custom-shape draw:style-name="gr1" draw:text-style-name="P1" draw:layer="layout" svg:width="5cm" svg:height="2cm" svg:x="14cm" svg:y="19.901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4.7cm" svg:height="2cm" svg:x="14.15cm" svg:y="19.90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7cm" svg:height="3.9cm" svg:x="14.15cm" svg:y="21.401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4.4cm" svg:height="3.9cm" svg:x="14.3cm" svg:y="21.40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6" draw:text-style-name="P4" draw:layer="layout" svg:width="0.502cm" svg:height="1.098cm" svg:x="16.232cm" svg:y="19.387cm">
            <draw:text-box>
              <text:p/>
            </draw:text-box>
          </draw:frame>
          <draw:frame draw:style-name="gr12" draw:layer="layout" svg:width="4.062cm" svg:height="0.886cm" svg:x="10cm" svg:y="24.401cm">
            <draw:text-box>
              <text:p>地平線マスク</text:p>
            </draw:text-box>
          </draw:frame>
          <draw:g>
            <draw:g>
              <draw:custom-shape draw:style-name="gr13" draw:text-style-name="P1" draw:layer="layout" svg:width="5cm" svg:height="6.5cm" svg:x="14cm" svg:y="21.9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4" draw:text-style-name="P1" draw:layer="layout" svg:width="4.7cm" svg:height="6.5cm" svg:x="14.15cm" svg:y="21.90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" draw:layer="layout" svg:width="4.7cm" svg:height="1.8cm" svg:x="14.15cm" svg:y="25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1" draw:layer="layout" svg:width="4.4cm" svg:height="1.8cm" svg:x="14.3cm" svg:y="25.30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37" draw:text-style-name="P1" draw:layer="layout" svg:width="3.2cm" svg:height="0.16cm" svg:x="14.9cm" svg:y="19.581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1" draw:layer="layout" svg:width="0.9cm" svg:height="0.16cm" svg:x="14cm" svg:y="19.581cm">
                <text:p/>
                <draw:enhanced-geometry svg:viewBox="0 0 21600 21600" draw:type="rectangle" draw:enhanced-path="M 0 0 L 21600 0 21600 21600 0 21600 0 0 Z N"/>
              </draw:custom-shape>
              <draw:custom-shape draw:style-name="gr38" draw:text-style-name="P1" draw:layer="layout" svg:width="0.9cm" svg:height="0.16cm" svg:x="18.1cm" svg:y="19.58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9" draw:text-style-name="P1" draw:layer="layout" svg:width="1.1cm" svg:height="0.16cm" svg:x="14cm" svg:y="19.741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1" draw:layer="layout" svg:width="2.8cm" svg:height="0.16cm" svg:x="15.1cm" svg:y="19.741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1" draw:layer="layout" svg:width="1.1cm" svg:height="0.16cm" svg:x="17.9cm" svg:y="19.741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41" draw:text-style-name="P1" draw:layer="layout" svg:width="3.05cm" svg:height="0.3cm" svg:x="14.98cm" svg:y="19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39" draw:text-style-name="P1" draw:layer="layout" svg:width="1.1cm" svg:height="0.16cm" svg:x="14cm" svg:y="19.421cm">
                <text:p/>
                <draw:enhanced-geometry svg:viewBox="0 0 21600 21600" draw:type="rectangle" draw:enhanced-path="M 0 0 L 21600 0 21600 21600 0 21600 0 0 Z N"/>
              </draw:custom-shape>
              <draw:custom-shape draw:style-name="gr40" draw:text-style-name="P1" draw:layer="layout" svg:width="2.8cm" svg:height="0.16cm" svg:x="15.1cm" svg:y="19.421cm">
                <text:p/>
                <draw:enhanced-geometry svg:viewBox="0 0 21600 21600" draw:type="rectangle" draw:enhanced-path="M 0 0 L 21600 0 21600 21600 0 21600 0 0 Z N"/>
              </draw:custom-shape>
              <draw:custom-shape draw:style-name="gr39" draw:text-style-name="P1" draw:layer="layout" svg:width="1.1cm" svg:height="0.16cm" svg:x="17.9cm" svg:y="19.421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line draw:style-name="gr42" draw:text-style-name="P1" draw:layer="layout" svg:x1="14.15cm" svg:y1="25.266cm" svg:x2="18.85cm" svg:y2="25.266cm">
            <text:p/>
          </draw:line>
          <draw:line draw:style-name="gr43" draw:text-style-name="P1" draw:layer="layout" svg:x1="14.15cm" svg:y1="25.338cm" svg:x2="18.85cm" svg:y2="25.338cm">
            <text:p/>
          </draw:line>
          <draw:line draw:style-name="gr44" draw:text-style-name="P1" draw:layer="layout" svg:x1="13.7cm" svg:y1="24.801cm" svg:x2="14.5cm" svg:y2="25.201cm">
            <text:p/>
          </draw:line>
          <draw:line draw:style-name="gr45" draw:text-style-name="P1" draw:layer="layout" svg:x1="13.7cm" svg:y1="25.801cm" svg:x2="14.5cm" svg:y2="25.401cm">
            <text:p/>
          </draw:line>
          <draw:frame draw:style-name="gr46" draw:text-style-name="P6" draw:layer="layout" svg:width="3.474cm" svg:height="0.886cm" svg:x="10.7cm" svg:y="25.401cm">
            <draw:text-box>
              <text:p text:style-name="P6"><text:span text:style-name="T4">星座原板</text:span></text:p>
            </draw:text-box>
          </draw:frame>
          <draw:frame draw:style-name="gr12" draw:layer="layout" svg:width="5.607cm" svg:height="0.886cm" svg:x="14cm" svg:y="18.401cm">
            <draw:text-box>
              <text:p>レンズとレンズセル</text:p>
            </draw:text-box>
          </draw:frame>
          <draw:frame draw:style-name="gr12" draw:text-style-name="P7" draw:layer="layout" svg:width="5.607cm" svg:height="0.886cm" svg:x="14.001cm" svg:y="18.401cm">
            <draw:text-box>
              <text:p text:style-name="P7"><text:span text:style-name="T5">レンズとレンズセル</text:span></text:p>
            </draw:text-box>
          </draw:frame>
        </draw:g>
        <draw:measure draw:style-name="gr47" draw:text-style-name="P2" draw:layer="measurelines" svg:x1="3.966cm" svg:y1="15.076cm" svg:x2="8.966cm" svg:y2="15.076cm">
          <text:p text:style-name="P2"><text:measure text:kind="gap"/><text:measure text:kind="value">5</text:measure> <text:measure text:kind="unit">cm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09:26:13.794000000</meta:creation-date>
    <dc:date>2016-08-08T10:44:41.507000000</dc:date>
    <meta:editing-duration>PT32M45S</meta:editing-duration>
    <meta:editing-cycles>7</meta:editing-cycles>
    <meta:generator>LibreOffice/4.3.2.2$Windows_x86 LibreOffice_project/edfb5295ba211bd31ad47d0bad0118690f76407d</meta:generator>
    <meta:document-statistic meta:object-count="90"/>
  </office:meta>
</office:document-meta>
</file>